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Fira Sans" svg:font-family="'Fira Sans', sans-serif"/>
    <style:font-face style:name="inherit" svg:font-family="inherit"/>
    <style:font-face style:name="quot" svg:font-family="quo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variant="normal" fo:text-transform="none" fo:color="#333333" style:text-line-through-style="none" style:font-name="Times New Roman" fo:font-size="14pt" fo:letter-spacing="normal" style:text-underline-style="none" fo:font-weight="normal" style:text-blinking="false" fo:background-color="#ffffff" style:font-size-asian="14pt" style:font-weight-asian="bold" style:font-size-complex="14pt" style:font-weight-complex="bold"/>
    </style:style>
    <style:style style:name="P3" style:family="paragraph" style:parent-style-name="Standard">
      <style:text-properties style:font-name="Times New Roman" fo:font-size="14pt" fo:font-weight="bold" style:font-size-asian="14pt" style:font-size-complex="14pt"/>
    </style:style>
    <style:style style:name="P4" style:family="paragraph" style:parent-style-name="Text_20_body">
      <style:paragraph-properties fo:margin-left="0in" fo:margin-right="0in" fo:text-indent="0in" style:auto-text-indent="false"/>
      <style:text-properties style:font-name="Times New Roman" fo:font-size="14pt" style:font-size-asian="14pt" style:font-size-complex="14pt"/>
    </style:style>
    <style:style style:name="P5" style:family="paragraph" style:parent-style-name="Text_20_body">
      <style:paragraph-properties fo:margin-left="0in" fo:margin-right="0in" fo:margin-top="0in" fo:margin-bottom="0.1252in" fo:text-align="justify" style:justify-single-word="false" fo:orphans="2" fo:text-indent="0in" style:auto-text-indent="false" fo:padding="0in" fo:border="none"/>
      <style:text-properties fo:font-variant="normal" fo:text-transform="none" fo:color="#333333" style:text-line-through-style="none" style:font-name="Times New Roman" fo:font-size="14pt" fo:letter-spacing="normal" style:text-underline-style="none" style:text-blinking="false" style:font-size-asian="14pt" style:font-size-complex="14pt"/>
    </style:style>
    <style:style style:name="P6" style:family="paragraph" style:parent-style-name="Text_20_body">
      <style:paragraph-properties fo:margin-left="0in" fo:margin-right="0in" fo:margin-top="0in" fo:margin-bottom="0.1252in" fo:text-align="justify" style:justify-single-word="false" fo:orphans="2" fo:text-indent="0in" style:auto-text-indent="false" fo:padding="0in" fo:border="none"/>
      <style:text-properties fo:font-variant="normal" fo:text-transform="none" fo:color="#333333" style:text-line-through-style="none" style:font-name="Times New Roman" fo:font-size="14pt" fo:letter-spacing="normal" style:text-underline-style="none" fo:font-weight="normal" style:text-blinking="false" fo:background-color="#ffffff" style:font-size-asian="14pt" style:font-weight-asian="bold" style:font-size-complex="14pt" style:font-weight-complex="bold"/>
    </style:style>
    <style:style style:name="P7" style:family="paragraph" style:parent-style-name="Text_20_body">
      <style:paragraph-properties fo:margin-left="0in" fo:margin-right="0in" fo:margin-top="0in" fo:margin-bottom="0in" fo:text-align="justify" style:justify-single-word="false" fo:orphans="2" fo:text-indent="0in" style:auto-text-indent="false" fo:padding="0in" fo:border="none"/>
    </style:style>
    <style:style style:name="P8" style:family="paragraph" style:parent-style-name="Heading_20_2">
      <style:text-properties fo:font-variant="normal" fo:text-transform="none" fo:color="#333333" style:text-line-through-style="none" style:font-name="inherit" fo:font-size="12pt" fo:letter-spacing="normal" style:text-underline-style="none" fo:font-weight="normal" style:text-blinking="false" fo:background-color="#ffffff" style:font-weight-asian="bold" style:font-weight-complex="bold"/>
    </style:style>
    <style:style style:name="P9" style:family="paragraph" style:parent-style-name="Heading_20_3">
      <style:paragraph-properties fo:margin-left="0in" fo:margin-right="0in" fo:margin-top="0in" fo:margin-bottom="0.1252in" fo:text-align="justify" style:justify-single-word="false" fo:orphans="2" fo:text-indent="0in" style:auto-text-indent="false" fo:padding="0in" fo:border="none"/>
      <style:text-properties fo:font-variant="normal" fo:text-transform="none" fo:color="#333333" style:text-line-through-style="none" style:font-name="Times New Roman" fo:font-size="14pt" fo:letter-spacing="normal" style:text-underline-style="none" style:text-blinking="false"/>
    </style:style>
    <style:style style:name="T1" style:family="text">
      <style:text-properties fo:font-weight="normal" style:font-weight-asian="normal" style:font-weight-complex="normal"/>
    </style:style>
    <style:style style:name="T2" style:family="text">
      <style:text-properties fo:font-weight="normal" style:font-size-asian="14pt" style:font-weight-asian="normal" style:font-size-complex="14pt" style:font-weight-complex="normal"/>
    </style:style>
    <style:style style:name="T3" style:family="text">
      <style:text-properties fo:font-weight="bold"/>
    </style:style>
    <style:style style:name="T4" style:family="text">
      <style:text-properties fo:font-variant="normal" fo:text-transform="none" fo:color="#000000" style:text-line-through-style="none" style:font-name="Arial1" fo:font-size="9pt" fo:letter-spacing="normal" fo:font-style="normal" style:text-underline-style="none" fo:font-weight="normal" style:text-blinking="false" fo:background-color="#ffffff" style:font-weight-asian="normal" style:font-weight-complex="normal"/>
    </style:style>
    <style:style style:name="T5"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6" style:family="text">
      <style:text-properties fo:font-variant="normal" fo:text-transform="none" fo:color="#000000" style:text-line-through-style="none"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8" style:family="text">
      <style:text-properties fo:font-variant="normal" fo:text-transform="none" fo:color="#333333" style:text-line-through-style="none" style:font-name="inherit" fo:letter-spacing="normal" style:text-underline-style="none" style:text-blinking="false"/>
    </style:style>
    <style:style style:name="T9" style:family="text">
      <style:text-properties fo:font-variant="normal" fo:text-transform="none" fo:color="#333333" style:text-line-through-style="none" fo:letter-spacing="normal" style:text-underline-style="none" style:text-blinking="false"/>
    </style:style>
    <style:style style:name="T10" style:family="text">
      <style:text-properties fo:font-variant="normal" fo:text-transform="none" fo:color="#333333" style:text-line-through-style="none" style:font-name="Times New Roman" fo:letter-spacing="normal" style:text-underline-style="none" style:text-blinking="false"/>
    </style:style>
    <style:style style:name="T11" style:family="text">
      <style:text-properties fo:font-variant="normal" fo:text-transform="none" fo:color="#333333" style:text-line-through-style="none" style:font-name="Times New Roman" fo:font-size="14pt" fo:letter-spacing="normal" style:text-underline-style="none" style:text-blinking="false" style:font-size-asian="14pt" style:font-size-complex="14pt"/>
    </style:style>
    <style:style style:name="T12" style:family="text">
      <style:text-properties fo:font-variant="normal" fo:text-transform="none" fo:color="#0088cc" style:text-line-through-style="none" style:font-name="inherit" fo:letter-spacing="normal" style:text-underline-style="none" style:text-blinking="false"/>
    </style:style>
    <style:style style:name="T13" style:family="text">
      <style:text-properties fo:font-variant="normal" fo:text-transform="none" fo:color="#0088cc" style:text-line-through-style="none" fo:letter-spacing="normal" style:text-underline-style="none" style:text-blinking="false"/>
    </style:style>
    <style:style style:name="T14" style:family="text">
      <style:text-properties fo:font-variant="normal" fo:text-transform="none" fo:color="#0088cc" style:text-line-through-style="none" style:font-name="Times New Roman" fo:letter-spacing="normal" style:text-underline-style="none" style:text-blinking="false"/>
    </style:style>
    <style:style style:name="T15" style:family="text">
      <style:text-properties fo:font-variant="normal" fo:text-transform="none" fo:color="#0088cc" style:text-line-through-style="none" style:font-name="Times New Roman" fo:font-size="14pt" fo:letter-spacing="normal" style:text-underline-style="none" style:text-blinking="false" style:font-size-asian="14pt" style:font-size-complex="14pt"/>
    </style:style>
    <style:style style:name="T16" style:family="text">
      <style:text-properties style:font-weight-asian="normal" style:font-weight-complex="normal"/>
    </style:style>
    <style:style style:name="T17" style:family="text">
      <style:text-properties fo:color="#000000" fo:font-size="23.25pt" fo:font-weight="bold"/>
    </style:style>
    <style:style style:name="T18" style:family="text">
      <style:text-properties fo:color="#000000" fo:font-size="23.25pt" fo:font-weight="bold" fo:background-color="#ffffff" style:font-size-asian="14pt" style:font-size-complex="14pt"/>
    </style:style>
    <style:style style:name="T19" style:family="text">
      <style:text-properties fo:color="#000000" style:font-name="Times New Roman" fo:font-size="23.25pt" fo:font-weight="bold"/>
    </style:style>
    <style:style style:name="T20" style:family="text">
      <style:text-properties fo:color="#000000" style:font-name="Times New Roman" fo:font-size="23.25pt" fo:font-weight="bold" fo:background-color="#ffffff"/>
    </style:style>
    <style:style style:name="T21" style:family="text">
      <style:text-properties fo:color="#000000" style:font-name="Times New Roman" fo:font-size="23.25pt" fo:font-weight="bold" fo:background-color="#ffffff" style:font-size-asian="14pt" style:font-size-complex="14pt"/>
    </style:style>
    <style:style style:name="T22" style:family="text">
      <style:text-properties fo:color="#000000" style:font-name="Times New Roman" fo:font-size="16pt" fo:font-weight="bold" style:font-size-asian="16pt" style:font-size-complex="16pt"/>
    </style:style>
    <style:style style:name="T23" style:family="text">
      <style:text-properties fo:color="#000000" fo:font-weight="bold" fo:background-color="#ffffff"/>
    </style:style>
    <style:style style:name="T24" style:family="text">
      <style:text-properties style:font-weight-asian="bold" style:font-weight-complex="bold"/>
    </style:style>
    <style:style style:name="T25" style:family="text">
      <style:text-properties fo:font-size="18pt" style:font-size-asian="18pt" style:font-size-complex="18pt"/>
    </style:style>
    <style:style style:name="T26" style:family="text">
      <style:text-properties style:font-size-asian="14pt" style:font-size-complex="14pt"/>
    </style:style>
    <style:style style:name="T27" style:family="text">
      <style:text-properties fo:color="#082c64" style:font-name="quot" fo:font-size="23.25pt" fo:font-weight="bold" fo:background-color="#ffffff" style:font-size-asian="14pt" style:font-size-complex="14pt"/>
    </style:style>
    <style:style style:name="T28" style:family="text">
      <style:text-properties fo:color="#082c64" fo:font-size="23.25pt" fo:font-weight="bold" fo:background-color="#ffffff" style:font-size-asian="14pt" style:font-size-complex="14pt"/>
    </style:style>
    <style:style style:name="T29" style:family="text">
      <style:text-properties fo:color="#082c64" fo:font-weight="bold" fo:background-color="#ffffff"/>
    </style:style>
    <style:style style:name="T30" style:family="text">
      <style:text-properties fo:color="#082c64" fo:font-weight="bold" fo:background-color="#ffffff"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 text:c="45"/><text:span text:style-name="T25">Data Collection</text:span></text:p>
      <text:p text:style-name="P1"/>
      <text:p text:style-name="Standard"/>
      <text:p text:style-name="P3"><text:span text:style-name="T24">Data Collection </text:span><text:span text:style-name="T1"><text:s/>is a process of gathering and measuring information of variables of interest, in a established systematic fashion that enables one to answer </text:span><text:span text:style-name="T7">stated research questions, test hypotheses, and evaluate outcomes. The data collection component of research is common to all fields of study including physical and social sciences, humanities, business, etc. While methods vary by discipline, the emphasis on ensuring accurate and honest collection remains the same.</text:span></text:p>
      <text:p text:style-name="P2"><text:span text:style-name="T1"/></text:p>
      <text:h text:style-name="P9" text:outline-level="3"><text:span text:style-name="Strong_20_Emphasis"><text:span text:style-name="T30">Data Collection Methods: Phone vs. Online vs. In-Person Interviews</text:span></text:span></text:h>
      <text:p text:style-name="P4">Essentially there are four choices for data collection – in-person interviews, mail, phone and online. There are pros and cons to each of these modes. </text:p>
      <text:p text:style-name="P4"><text:span text:style-name="T3">In-Person Interviews</text:span><text:line-break/>Pros: In-depth and a high degree of confidence on the data<text:line-break/>Cons: Time consuming, expensive and can be dismissed as anecdotal</text:p>
      <text:p text:style-name="P4"><text:span text:style-name="T3">Mail Surveys</text:span><text:line-break/>Pros: Can reach anyone and everyone – no barrier<text:line-break/>Cons: Expensive, data collection errors, lag time</text:p>
      <text:p text:style-name="P4"><text:span text:style-name="T3">Phone Surveys</text:span><text:line-break/>Pros: High degree of confidence on the data collected, reach almost anyone<text:line-break/>Cons: Expensive, cannot self-administer, need to hire an agency</text:p>
      <text:p text:style-name="P4"><text:span text:style-name="T3">Web/Online Surveys</text:span><text:line-break/>Pros: Cheap, can self-administer, very low probability of data errors<text:line-break/>Cons: Not all your customers might have an email address/be on the internet, customers may be wary of divulging information online.</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Fira Sans" svg:font-family="'Fira Sans', sans-serif"/>
    <style:font-face style:name="inherit" svg:font-family="inherit"/>
    <style:font-face style:name="quot" svg:font-family="quo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hnoza Muminova</meta:initial-creator>
    <meta:creation-date>2019-11-23T07:26:04.22</meta:creation-date>
    <dc:date>2019-11-23T07:53:41.19</dc:date>
    <dc:creator>Shahnoza Muminova</dc:creator>
    <meta:editing-duration>PT27M38S</meta:editing-duration>
    <meta:editing-cycles>4</meta:editing-cycles>
    <meta:generator>OpenOffice/4.1.5$Win32 OpenOffice.org_project/415m1$Build-9789</meta:generator>
    <meta:document-statistic meta:table-count="0" meta:image-count="0" meta:object-count="0" meta:page-count="1" meta:paragraph-count="8" meta:word-count="202" meta:character-count="1379"/>
  </office:meta>
</office:document-meta>
</file>